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df60" officeooo:paragraph-rsid="0007df60"/>
    </style:style>
    <style:style style:name="P2" style:family="paragraph" style:parent-style-name="Standard">
      <style:text-properties officeooo:rsid="000b7ee1" officeooo:paragraph-rsid="000b7ee1"/>
    </style:style>
    <style:style style:name="P3" style:family="paragraph" style:parent-style-name="Standard">
      <style:text-properties officeooo:rsid="000bef86" officeooo:paragraph-rsid="000bef86"/>
    </style:style>
    <style:style style:name="P4" style:family="paragraph" style:parent-style-name="Standard">
      <style:text-properties officeooo:rsid="000db073" officeooo:paragraph-rsid="000db073"/>
    </style:style>
    <style:style style:name="P5" style:family="paragraph" style:parent-style-name="Standard">
      <style:text-properties officeooo:rsid="000e6550" officeooo:paragraph-rsid="000e6550"/>
    </style:style>
    <style:style style:name="P6" style:family="paragraph" style:parent-style-name="Standard">
      <style:text-properties officeooo:rsid="000f5d1a" officeooo:paragraph-rsid="000f5d1a"/>
    </style:style>
    <style:style style:name="T1" style:family="text">
      <style:text-properties officeooo:rsid="0008a1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ovelluksen elinkaari (Application lifecycle)</text:p>
      <text:p text:style-name="Standard"/>
      <text:p text:style-name="Standard">Ohjelmistotuotanto on muutakin kuin ohjelmointia. Ohjelmiston elinkaari hahmotetaan erilaisina vaiheina,</text:p>
      <text:p text:style-name="Standard">esim. vaatimusmäärittely, suunnittelu, toteutus, testaus, käyttöönotto, ylläpito ja jatkokehitys.</text:p>
      <text:p text:style-name="Standard"/>
      <text:p text:style-name="Standard">Tehtävät</text:p>
      <text:p text:style-name="Standard"/>
      <text:p text:style-name="Standard">1. Mitä on vaatimusmäärittely (Requirements Analysis)? Keitä siihen osallistuu?</text:p>
      <text:p text:style-name="P2"/>
      <text:p text:style-name="P3">Vaatimuusmäärittelyssä luodaan usein dokumentti, jossa kuvataan ohjelmiston haluttua toimintaa. Siinä esitellään ohjelmiston toiminnallisuutta ja voidaan havainnollistaa asiakkaalle, miten ohjelmisto tulee toimimaan. Siihen osallistuu ohjelmistototeuttaja ja asiakas. Vaatimuusmäärittelyssä on tärkeää kuunnella asiakasta, koska asiakas määrittää, mitä kaipaa ohjelmistolta. Ohjelmistototeuttaja taas tietää, mitä pystyy tekemään.</text:p>
      <text:p text:style-name="P3"/>
      <text:p text:style-name="P3">Vaatimuusmäärittelyssä myös hahmotellaan ohjelmiston toteuttamiseen tarvittavaa budjettia sekä selvitetään asiakkaalta, mitä hän on ohjelmistosta valmist maksamaan.</text:p>
      <text:p text:style-name="Standard"/>
      <text:p text:style-name="Standard">2. Miten ohjelmisto suunnitellaan (Application Design)? Millaisia tuoksia suunnittelusta syntyy?</text:p>
      <text:p text:style-name="Standard"/>
      <text:p text:style-name="P4">Aluksi luodaan suunnitelma siitä, mitä toiminnallisuuksia ohjelmistolle kaivataan. Mietitään, mitä koodauskieltä halutaan käyttää, mitä selaimia halutaan tukea, mikäli niitä tarvisee tukea, miten ohjelmaa käytetään: puhelimella vai tietokoneella. Tämän jälkeen luodaan visuaalinen sommittelu siitä, miltä ohjelmisto tulee näyttämään. Hahmotellaan ohjelmaa ja tarkistetaan, ettei siitä puutu mitään. Tämän jälkeen, voidaan luoda prototyyppiä ohjelmasta, jossa voidaan hieman testata, miltä ohjelmisto tuntuu. Ohjelmistosuunnittelusta saadaan tarvittava tieto ohjelmiston suunnitteluun ja voidaan lähteä toteuttamaan sitä. Siitä saadaan myös tieto, mikäli ohjelmiston suunnittelu ei ole mahdollista.</text:p>
      <text:p text:style-name="Standard"/>
      <text:p text:style-name="Standard">3. Miten ohjelmisto toteutetaan (Implementation)? Millaisia työkaluja ja teknologioita voidaan</text:p>
      <text:p text:style-name="Standard">käyttää?</text:p>
      <text:p text:style-name="P5"/>
      <text:p text:style-name="P5">Ohjelmiston suunnittelusta saadut tulokset muutetaan koodiksi. Toteutetaan pieniä palasia halutusta ohjelmasta, jotka testataan ja yhdistetään. Tämän jälkeen ohjelmisto integroidaan haluttuun järjestelmään tai toteutuaan omana järjestelmänään.</text:p>
      <text:p text:style-name="Standard"/>
      <text:p text:style-name="Standard">4. Mitä on testaus (Testing)? Millaisia testauksia ohjelmistolle tehdään kehityksen eri vaiheissa?</text:p>
      <text:p text:style-name="Standard"/>
      <text:p text:style-name="P1">Testauksessa testataan, että koodattu ohjelma toimii halutulla tavalla. <text:span text:style-name="T1">Ohjelmistokehityksen aikana on hyvä testata, että ohjelma toimii halutulla tavalla. Tällöin suunnitellaan testejä, joita halutaan ajaa läpi: mietitään, mitä tuloksia halutaan saada ja mitä tuloksia ohjelma antaa. Hyvä tapa testata, on ekvivalenssi- ja raja-arvotestaus. Itse käytän molempia testauksessa: testaan samantyyppiset luokat sekä ohjelman raja-arvot. Mikäli kaikki toimii halutusti, eli testaus antaa jokaisella testillä halutut arvot, on testaus suoritettu.</text:span></text:p>
      <text:p text:style-name="P1"/>
      <text:p text:style-name="Standard">5. Mitä aktiviteetteja liittyy sovelluksen käyttöönottoon (Deployment)?</text:p>
      <text:p text:style-name="P6"/>
      <text:p text:style-name="P6">Asiakas hyväksyy koodatun ohjelman, jonka jälkeen ohjelmisto launchataan käyttöympäristöönsä. Koodattu ohjelma muutetaan tuotteeksi asiakkaalle. Ohjelmistossa on hyvä olla jokin scripti, jolla ohjelmisto asennetaan haluttuun ympäristöön sekä manuaali, jotta käyttäjät osaavat käyttää sitä.</text:p>
      <text:p text:style-name="P6"/>
      <text:p text:style-name="Standard"><text:soft-page-break/>6. Mitä tehdään ylläpitovaiheessa (Maintenance) ja miksi?</text:p>
      <text:p text:style-name="Standard"/>
      <text:p text:style-name="P6">Kun tuote on käytössä, osa koodaustiimistä jää varmistamaan, ettei tuotteen käytössä ilmene virheitä. Virheitä korjataan jatkuvasti ja tällä tavoin ollaan edelleen mukana ohjelmistoprojektissa. Ohjelmistoa voidaan myös jälkikäteen parannella sekä lisätä siihen asiakkaan haluamia toimintoja.</text:p>
      <text:p text:style-name="Standard"/>
      <text:p text:style-name="Standard"/>
      <text:p text:style-name="Standard">Vastaa kysymyksiin oman näkemyksesi mukaisesti. Hyödynnä mahdollista omaa kokemustasi ja</text:p>
      <text:p text:style-name="Standard">verkkolähteitä. Esitä vastauksissasi konkreettisia esimerkkejä tosielämän järjestelmistä. Vastaa</text:p>
      <text:p text:style-name="Standard">ytimekkäästi, kaikkien vastausten yhdessä tulisi mahtua 1-2 A4-sivull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1T20:10:55.321367774</meta:creation-date>
    <dc:date>2021-03-11T21:16:39.266197103</dc:date>
    <meta:editing-duration>PT4M3S</meta:editing-duration>
    <meta:editing-cycles>3</meta:editing-cycles>
    <meta:generator>LibreOffice/6.4.6.2$Linux_X86_64 LibreOffice_project/40$Build-2</meta:generator>
    <meta:document-statistic meta:table-count="0" meta:image-count="0" meta:object-count="0" meta:page-count="2" meta:paragraph-count="21" meta:word-count="401" meta:character-count="3667" meta:non-whitespace-character-count="3286"/>
  </office:meta>
</office:document-meta>
</file>